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B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 style:data-style-name="N0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/>
    </style:style>
    <style:style style:name="P2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/>
    </style:style>
    <style:style style:name="P3" style:family="paragraph" style:parent-style-name="Standard" style:list-style-name="L5">
      <style:paragraph-properties>
        <style:tab-stops>
          <style:tab-stop style:position="3.122cm"/>
        </style:tab-stops>
      </style:paragraph-properties>
      <style:text-properties style:font-name="Trebuchet MS"/>
    </style:style>
    <style:style style:name="P4" style:family="paragraph" style:parent-style-name="Standard" style:list-style-name="L7">
      <style:paragraph-properties>
        <style:tab-stops>
          <style:tab-stop style:position="3.122cm"/>
        </style:tab-stops>
      </style:paragraph-properties>
      <style:text-properties style:font-name="Trebuchet MS"/>
    </style:style>
    <style:style style:name="P5" style:family="paragraph" style:parent-style-name="Standard" style:list-style-name="L8">
      <style:paragraph-properties>
        <style:tab-stops>
          <style:tab-stop style:position="3.122cm"/>
        </style:tab-stops>
      </style:paragraph-properties>
      <style:text-properties style:font-name="Trebuchet MS"/>
    </style:style>
    <style:style style:name="P6" style:family="paragraph" style:parent-style-name="Standard" style:list-style-name="L6">
      <style:paragraph-properties>
        <style:tab-stops>
          <style:tab-stop style:position="3.122cm"/>
        </style:tab-stops>
      </style:paragraph-properties>
      <style:text-properties style:font-name="Trebuchet MS" fo:language="en" fo:country="US" fo:background-color="#ffcc00"/>
    </style:style>
    <style:style style:name="P7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language="ru" fo:country="RU"/>
    </style:style>
    <style:style style:name="P8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language="ru" fo:country="RU" fo:font-weight="normal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language="ru" fo:country="RU" fo:font-weight="normal" fo:background-color="#ffcc00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weight="normal" style:font-weight-asian="normal" style:font-weight-complex="normal"/>
    </style:style>
    <style:style style:name="P11" style:family="paragraph" style:parent-style-name="Standard" style:list-style-name="L2">
      <style:paragraph-properties>
        <style:tab-stops>
          <style:tab-stop style:position="3.122cm"/>
        </style:tab-stops>
      </style:paragraph-properties>
      <style:text-properties style:font-name="Trebuchet MS" fo:font-weight="normal" style:font-weight-asian="normal" style:font-weight-complex="normal"/>
    </style:style>
    <style:style style:name="P12" style:family="paragraph" style:parent-style-name="Standard" style:list-style-name="L4">
      <style:paragraph-properties>
        <style:tab-stops>
          <style:tab-stop style:position="3.122cm"/>
        </style:tab-stops>
      </style:paragraph-properties>
      <style:text-properties style:font-name="Trebuchet MS" fo:font-weight="normal" style:font-weight-asian="normal" style:font-weight-complex="normal"/>
    </style:style>
    <style:style style:name="P13" style:family="paragraph" style:parent-style-name="Standard" style:list-style-name="L4">
      <style:paragraph-properties>
        <style:tab-stops>
          <style:tab-stop style:position="3.122cm"/>
        </style:tab-stops>
      </style:paragraph-properties>
      <style:text-properties style:font-name="Trebuchet MS" fo:language="uk" fo:country="UA" fo:font-weight="normal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background-color="#ffcc00"/>
    </style:style>
    <style:style style:name="P15" style:family="paragraph" style:parent-style-name="Standard" style:list-style-name="L6">
      <style:paragraph-properties>
        <style:tab-stops>
          <style:tab-stop style:position="3.122cm"/>
        </style:tab-stops>
      </style:paragraph-properties>
      <style:text-properties style:font-name="Trebuchet MS" fo:background-color="#ffcc00"/>
    </style:style>
    <style:style style:name="P16" style:family="paragraph" style:parent-style-name="Standard" style:list-style-name="L8">
      <style:paragraph-properties>
        <style:tab-stops>
          <style:tab-stop style:position="3.122cm"/>
        </style:tab-stops>
      </style:paragraph-properties>
      <style:text-properties style:font-name="Trebuchet MS" fo:background-color="#ffcc00"/>
    </style:style>
    <style:style style:name="P17" style:family="paragraph" style:parent-style-name="Standard" style:list-style-name="L5">
      <style:paragraph-properties>
        <style:tab-stops>
          <style:tab-stop style:position="3.122cm"/>
        </style:tab-stops>
      </style:paragraph-properties>
      <style:text-properties style:font-name="Trebuchet MS" fo:background-color="transparent"/>
    </style:style>
    <style:style style:name="P18" style:family="paragraph" style:parent-style-name="Standard">
      <style:paragraph-properties>
        <style:tab-stops>
          <style:tab-stop style:position="3.122cm"/>
        </style:tab-stops>
      </style:paragraph-properties>
      <style:text-properties fo:color="#cc6699" style:font-name="Trebuchet M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>
        <style:tab-stops>
          <style:tab-stop style:position="3.122cm"/>
        </style:tab-stops>
      </style:paragraph-properties>
      <style:text-properties fo:color="#cc6699" style:font-name="Trebuchet MS" fo:font-size="16pt" style:text-underline-style="none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>
        <style:tab-stops>
          <style:tab-stop style:position="3.122cm"/>
        </style:tab-stops>
      </style:paragraph-properties>
      <style:text-properties fo:color="#cc6699" style:font-name="Trebuchet MS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break-before="page">
        <style:tab-stops>
          <style:tab-stop style:position="3.122cm"/>
        </style:tab-stops>
      </style:paragraph-properties>
      <style:text-properties style:font-name="Trebuchet MS"/>
    </style:style>
    <style:style style:name="P22" style:family="paragraph" style:parent-style-name="Table_20_Contents">
      <style:text-properties style:font-name="Trebuchet MS"/>
    </style:style>
    <style:style style:name="P23" style:family="paragraph" style:parent-style-name="Table_20_Contents">
      <style:paragraph-properties fo:text-align="center" style:justify-single-word="false"/>
      <style:text-properties style:font-name="Trebuchet MS" fo:language="en" fo:country="US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rebuchet MS"/>
    </style:style>
    <style:style style:name="P25" style:family="paragraph" style:parent-style-name="Table_20_Contents">
      <style:paragraph-properties fo:text-align="end" style:justify-single-word="false"/>
      <style:text-properties style:font-name="Trebuchet MS" fo:language="ru" fo:country="RU"/>
    </style:style>
    <style:style style:name="P26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Trebuchet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cc00"/>
    </style:style>
    <style:style style:name="T4" style:family="text">
      <style:text-properties fo:language="en" fo:country="US" fo:font-weight="normal" fo:background-color="#ffcc00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fo:background-color="#ffccff" style:font-weight-asian="normal" style:font-weight-complex="normal"/>
    </style:style>
    <style:style style:name="T7" style:family="text">
      <style:text-properties fo:language="en" fo:country="US" fo:font-weight="bold" fo:background-color="#ffccff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#ffcc00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normal" fo:background-color="#ffcc00" style:font-weight-asian="normal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normal" fo:background-color="#ffccff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uk" fo:country="UA"/>
    </style:style>
    <style:style style:name="T18" style:family="text">
      <style:text-properties fo:background-color="#ffcc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color="#ff0000" fo:language="ru" fo:country="RU" fo:font-weight="bold" style:font-weight-asian="bold" style:font-weight-complex="bold"/>
    </style:style>
    <style:style style:name="T22" style:family="text">
      <style:text-properties fo:color="#ff0000" fo:language="ru" fo:country="RU" style:text-underline-style="solid" style:text-underline-width="auto" style:text-underline-color="font-color" fo:font-weight="bold" fo:background-color="#ffcc00" style:font-weight-asian="bold" style:font-weight-complex="bold"/>
    </style:style>
    <style:style style:name="T23" style:family="text">
      <style:text-properties fo:color="#cc6699" fo:font-size="16pt" fo:font-weight="bold" style:font-size-asian="16pt" style:font-weight-asian="bold" style:font-size-complex="16pt" style:font-weight-complex="bold"/>
    </style:style>
    <style:style style:name="T24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АТАЛОГ ТОВАРОВ</text:p>
      <text:p text:style-name="P1"><text:span text:style-name="T1"/></text:p>
      <text:p text:style-name="P1"><text:span text:style-name="T16">Каталог товаров</text:span> состоит из <text:span text:style-name="T1">категорий</text:span> и <text:span text:style-name="T1">товаров.</text:span></text:p>
      <text:p text:style-name="P1"><text:span text:style-name="T1"/></text:p>
      <text:p text:style-name="P1"><text:span text:style-name="T1">Категории</text:span><text:span text:style-name="T16">:</text:span></text:p>
      <text:list xml:id="list613670430722118900" text:style-name="L2">
        <text:list-item>
          <text:p text:style-name="P11">Вложенных (многоуровневых) категорий нету и не будет;</text:p>
        </text:list-item>
        <text:list-item>
          <text:p text:style-name="P11">Список категорий в левостороннем меню, выводятся в алфавитном порядке (см <text:a xlink:type="simple" xlink:href="http://cl.ly/image/2f3Z2K1I2H3G/o" text:style-name="Internet_20_link" text:visited-style-name="Visited_20_Internet_20_Link">index</text:a><text:span text:style-name="T2"> </text:span><text:span text:style-name="T8">и </text:span><text:a xlink:type="simple" xlink:href="http://cl.ly/image/2m0l3Y3q2Z3y/o" text:style-name="Internet_20_link" text:visited-style-name="Visited_20_Internet_20_Link">catalog</text:a><text:span text:style-name="T2"> </text:span><text:span text:style-name="T8">и другие</text:span><text:span text:style-name="T2">), </text:span><text:span text:style-name="T9">если нет указать как именно</text:span>;</text:p>
        </text:list-item>
        <text:list-item>
          <text:p text:style-name="P11">Действия над категориями: <text:span text:style-name="T19">добавить новую</text:span>/<text:span text:style-name="T10">редактировать</text:span><text:span text:style-name="T8">/скрыть (временно не отображать на сайте, также будут скрыты все товары этой категории)/</text:span><text:span text:style-name="T10">удалить</text:span><text:span text:style-name="T8"> (вместе с ней будут удалены все товары этой категории);</text:span></text:p>
        </text:list-item>
        <text:list-item>
          <text:p text:style-name="P11"><text:span text:style-name="T8">При создании новой категории в панели управления она по умолчанию скрыта от посетителей сайта, поскольку она еще не содержит товаров а значит отображать ее пока не нужно;</text:span></text:p>
        </text:list-item>
        <text:list-item>
          <text:p text:style-name="P11"><text:span text:style-name="T8">Категория содержит один и больше товаров;</text:span></text:p>
        </text:list-item>
      </text:list>
      <text:p text:style-name="P10"/>
      <text:p text:style-name="P10">На странице <text:a xlink:type="simple" xlink:href="http://cl.ly/image/2m0l3Y3q2Z3y/o" text:style-name="Internet_20_link" text:visited-style-name="Visited_20_Internet_20_Link">catalog</text:a><text:span text:style-name="T2">, </text:span><text:span text:style-name="T8">если пользователь просматривает товары определенной категории, например «СВИТШОТЫ», товары этой категории выводятся в порядке убывания, по дате внесения товара на сайт. Т.е всегда отображаем самые «свежие» товары. Например:<text:line-break/></text:span></text:p>
      <text:list xml:id="list510210365845046052" text:style-name="L4">
        <text:list-item>
          <text:p text:style-name="P12"><text:span text:style-name="T8">Свитер </text:span><text:span text:style-name="T2">Mood in Stripes</text:span><text:span text:style-name="T8"> (добавлен на сайт 10.05.2014)</text:span></text:p>
        </text:list-item>
        <text:list-item>
          <text:p text:style-name="P12"><text:span text:style-name="T8">Свитер волшебного цвета ультрамарин (добавлен 08.05.2014 — </text:span><text:span text:style-name="T17">на два дня позже</text:span><text:span text:style-name="T8">)</text:span></text:p>
        </text:list-item>
        <text:list-item>
          <text:p text:style-name="P13">Кардиган тонкой вязки <text:span text:style-name="T8">(добавлен 05.05.2014)</text:span></text:p>
        </text:list-item>
      </text:list>
      <text:p text:style-name="P10"/>
      <text:p text:style-name="P8">Это оптимальная схема отображения товара <text:span text:style-name="T2">(imho),</text:span> поскольку людей интересуют новинки. <text:span text:style-name="T18">Если нет, укажите другой способ отображения товара для определенной категории</text:span>.</text:p>
      <text:p text:style-name="P8"/>
      <text:p text:style-name="P8"><text:span text:style-name="T18">По каким критериям отображать товар на странице <text:s/></text:span><text:a xlink:type="simple" xlink:href="http://cl.ly/image/2m0l3Y3q2Z3y/o" text:style-name="Internet_20_link" text:visited-style-name="Visited_20_Internet_20_Link">catalog</text:a><text:span text:style-name="T3">, </text:span><text:span text:style-name="T18">если пользователь еще не выбрал определенную категорию? </text:span></text:p>
      <text:p text:style-name="P8"/>
      <text:p text:style-name="P9">Сколько товаров отображать по умолчанию?</text:p>
      <text:p text:style-name="P8"/>
      <text:p text:style-name="P9">Будет ли постраничная разбивка (в дизайне ее нету, если будет нужно дорисовать) или будет динамическая догрузка товаров <text:span text:style-name="T2">ajax-</text:span>ом при прокрутке страницы вниз (как в <text:span text:style-name="T2">twitter</text:span>), если догрузка товаров — то в каком количестве?</text:p>
      <text:p text:style-name="P7"/>
      <text:p text:style-name="P7"/>
      <text:p text:style-name="P1"><text:span text:style-name="T12">Товары.</text:span></text:p>
      <text:p text:style-name="P1">Свойства товара:</text:p>
      <text:list xml:id="list2618052635564468793" text:style-name="L5">
        <text:list-item>
          <text:p text:style-name="P3"><text:span text:style-name="T20">Название</text:span> (см. <text:a xlink:type="simple" xlink:href="http://cl.ly/image/0X2k1T2m1V0h/o" text:style-name="Internet_20_link" text:visited-style-name="Visited_20_Internet_20_Link"><text:span text:style-name="T2">card</text:span></text:a>);</text:p>
        </text:list-item>
        <text:list-item>
          <text:p text:style-name="P3"><text:span text:style-name="T20">Описание</text:span> (см. <text:a xlink:type="simple" xlink:href="http://cl.ly/image/0X2k1T2m1V0h/o" text:style-name="Internet_20_link" text:visited-style-name="Visited_20_Internet_20_Link"><text:span text:style-name="T2">card</text:span></text:a>) <text:span text:style-name="T18">Какова максимальная длинна (к-во символов)? Что делать если длина описания превышает это максимальное к-во символов и это нарушает дизайн, поскольку другие характеристики товара нужно подвинуть ниже, за нижний край основной фотографии? Автоматически обрезать строку, поставив в конце … если длина описания превышает макс. </text:span><text:span text:style-name="T9">к</text:span><text:span text:style-name="T18">-во символов тоже не выход?</text:span></text:p>
        </text:list-item>
        <text:list-item>
          <text:p text:style-name="P17"><text:span text:style-name="T20">Подробная информация</text:span>. <text:span text:style-name="T18">Аналогичный вопрос с превышением максимального количества символов?</text:span></text:p>
        </text:list-item>
        <text:list-item>
          <text:p text:style-name="P17"><text:soft-page-break/><text:span text:style-name="T20">Фотографии</text:span>. <text:s/><text:span text:style-name="T18">К-во фотографий для товара фиксированное, 5 штук? При внесении товара в админке есть возможность выбрать (или позже изменить) какая фотография будет титульной? Титульная фотография также будет отображаться в списке товаров на странице <text:s/></text:span><text:a xlink:type="simple" xlink:href="http://cl.ly/image/2m0l3Y3q2Z3y/o" text:style-name="Internet_20_link" text:visited-style-name="Visited_20_Internet_20_Link"><text:span text:style-name="T4">catalog</text:span></text:a><text:span text:style-name="T13">, верно?</text:span></text:p>
        </text:list-item>
        <text:list-item>
          <text:p text:style-name="P17"><text:span text:style-name="T11">Доступные размеры</text:span><text:span text:style-name="T14">. </text:span><text:span text:style-name="T21">ВАЖНО*</text:span><text:span text:style-name="T14">: </text:span><text:span text:style-name="T13">мне нужен полный список таблицы размеров. Если каждая группа товара, например «Жакеты», «Платья», «Футболки» и др. имеет </text:span><text:span text:style-name="T22">отличающиеся</text:span><text:span text:style-name="T13"> таблицы размеров, - то они мне нужны все, сгруппированные по каждой группе (категории) товара, см. таблицу ниже.<text:line-break/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 table:number-columns-repeated="2"/>
        <table:table-column table:style-name="Таблица1.A"/>
        <table:table-row>
          <table:table-cell table:style-name="Таблица1.A1" office:value-type="string">
            <text:p text:style-name="P25">СВИТШОТЫ</text:p>
          </table:table-cell>
          <table:table-cell table:style-name="Таблица1.A1" office:value-type="string">
            <text:p text:style-name="P23">XS</text:p>
          </table:table-cell>
          <table:table-cell table:style-name="Таблица1.A1" office:value-type="string">
            <text:p text:style-name="P23">S</text:p>
          </table:table-cell>
          <table:table-cell table:style-name="Таблица1.A1" office:value-type="string">
            <text:p text:style-name="P23">M</text:p>
          </table:table-cell>
          <table:table-cell table:style-name="Таблица1.A1" office:value-type="string">
            <text:p text:style-name="P23">L</text:p>
          </table:table-cell>
          <table:table-cell table:style-name="Таблица1.F1" office:value-type="string">
            <text:p text:style-name="P23">XL</text:p>
          </table:table-cell>
        </table:table-row>
        <table:table-row>
          <table:table-cell table:style-name="Таблица1.A2" office:value-type="string">
            <text:p text:style-name="P27">ПЛАТЬЯ</text:p>
          </table:table-cell>
          <table:table-cell table:style-name="Таблица1.B2" office:value-type="float" office:value="42">
            <text:p text:style-name="P26">42</text:p>
          </table:table-cell>
          <table:table-cell table:style-name="Таблица1.B2" office:value-type="float" office:value="46">
            <text:p text:style-name="P26">46</text:p>
          </table:table-cell>
          <table:table-cell table:style-name="Таблица1.A2" office:value-type="string">
            <text:p text:style-name="P26">46-48</text:p>
          </table:table-cell>
          <table:table-cell table:style-name="Таблица1.B2" office:value-type="float" office:value="50">
            <text:p text:style-name="P26">50</text:p>
          </table:table-cell>
          <table:table-cell table:style-name="Таблица1.F2" office:value-type="string">
            <text:p text:style-name="P26">50-52</text:p>
          </table:table-cell>
        </table:table-row>
        <table:table-row>
          <table:table-cell table:style-name="Таблица1.A3" office:value-type="string">
            <text:p text:style-name="P27">ФУТБОЛКИ</text:p>
          </table:table-cell>
          <table:table-cell table:style-name="Таблица1.A3" office:value-type="string">
            <text:p text:style-name="P23">XS</text:p>
          </table:table-cell>
          <table:table-cell table:style-name="Таблица1.A3" office:value-type="string">
            <text:p text:style-name="P23">S</text:p>
          </table:table-cell>
          <table:table-cell table:style-name="Таблица1.A3" office:value-type="string">
            <text:p text:style-name="P23">M</text:p>
          </table:table-cell>
          <table:table-cell table:style-name="Таблица1.A3" office:value-type="string">
            <text:p text:style-name="P23">L</text:p>
          </table:table-cell>
          <table:table-cell table:style-name="Таблица1.F3" office:value-type="string">
            <text:p text:style-name="P24"/>
          </table:table-cell>
        </table:table-row>
        <table:table-row>
          <table:table-cell table:style-name="Таблица1.A2" office:value-type="string">
            <text:p text:style-name="P22">...</text:p>
          </table:table-cell>
          <table:table-cell table:style-name="Таблица1.A2" office:value-type="string">
            <text:p text:style-name="P23">...</text:p>
          </table:table-cell>
          <table:table-cell table:style-name="Таблица1.A2" office:value-type="string">
            <text:p text:style-name="P23">...</text:p>
          </table:table-cell>
          <table:table-cell table:style-name="Таблица1.A2" office:value-type="string">
            <text:p text:style-name="P23">...</text:p>
          </table:table-cell>
          <table:table-cell table:style-name="Таблица1.A2" office:value-type="string">
            <text:p text:style-name="P23">...</text:p>
          </table:table-cell>
          <table:table-cell table:style-name="Таблица1.F2" office:value-type="string">
            <text:p text:style-name="P24">...</text:p>
          </table:table-cell>
        </table:table-row>
      </table:table>
      <text:list xml:id="list22316646" text:continue-numbering="true" text:style-name="L5">
        <text:list-item>
          <text:p text:style-name="P17"><text:span text:style-name="T11">Цвет</text:span><text:span text:style-name="T14">. При указании цвета нужно выбрать необходимый из доступной палитры цветов а также, я думаю, что желательно еще прописать текстом название этого цвета, чтобы отображать это название при наведении курсора мыши на соответствующий круг (</text:span><text:span text:style-name="T5">html-</text:span><text:span text:style-name="T14">тег </text:span><text:span text:style-name="T5">title)</text:span><text:span text:style-name="T14"> . </text:span><text:span text:style-name="T13">Укажите если я не прав</text:span><text:span text:style-name="T14">.<text:line-break/><text:line-break/></text:span><text:span text:style-name="T15">Еще в дизайне сайта нужно предусмотреть ситуацию, когда не все цвета доступны для указанного размера того или иного товара в данный момент. Например, <text:s/>для товара «СВИТЕР </text:span><text:span text:style-name="T6">PINK MOOD IN <text:s/>MY STRIPES</text:span><text:span text:style-name="T15">» см (см. </text:span><text:a xlink:type="simple" xlink:href="http://cl.ly/image/0X2k1T2m1V0h/o" text:style-name="Internet_20_link" text:visited-style-name="Visited_20_Internet_20_Link"><text:span text:style-name="T6">card</text:span></text:a><text:span text:style-name="T15">), для размера </text:span><text:span text:style-name="T7">M</text:span><text:span text:style-name="T6"> </text:span><text:span text:style-name="T15">в наличии (доступен для заказа) есть все цвета кроме ярко-коричневого. Нужно предусмотреть эту ситуацию, и соответственно не позволять пользователю выбрать товар, который в данный момент отсутствует в этом размере/цвете. Т.е как мы получаем не полное отсутствие товара а частичное.</text:span><text:span text:style-name="T14"><text:line-break/></text:span></text:p>
        </text:list-item>
        <text:list-item>
          <text:p text:style-name="P17"><text:span text:style-name="T11">Цена</text:span><text:span text:style-name="T14">. Цена указана только в рублях, конвертации в другие валюты не будет. </text:span><text:span text:style-name="T13">Зачем перечеркнутая цена? Насколько я понимаю это старая цена, тогда новая цена сформирована в следствии распродажи или акции. Но я нигде не видел на сайте упоминаний о акциях и распродажах (с соответствующим маркером) а поэтому пришел к выводу что их не будет, по крайней мере сейчас, на первом этапе разработки. Поэтому предлагаю убрать эту перечеркнутую цену дабы упросить сайт и ускорить его разработку, и пока не делать ни акций ни распродаж. Если нужно — просто изменить цену на новую из админки.</text:span></text:p>
        </text:list-item>
      </text:list>
      <text:p text:style-name="P1"/>
      <text:p text:style-name="P1">Дополнительные вопросы:</text:p>
      <text:p text:style-name="P1"><text:span text:style-name="T18"/></text:p>
      <text:p text:style-name="P1"><text:span text:style-name="T18">В случае, когда товара нету в наличии мы показываем пользователю кнопку «сообщить о поступлении. Смысл понятен, не нашел соответствующей формы и опишите что будет происходить при нажатии этой кнопки? Всплывающее окно с </text:span><text:span text:style-name="T3">ajax-</text:span><text:span text:style-name="T9">формой?</text:span></text:p>
      <text:p text:style-name="P1"><text:span text:style-name="T8"/></text:p>
      <text:p text:style-name="P14"><text:span text:style-name="T8">ВАС ТАКЖЕ МОЖЕТ ЗАИНТЕРЕСОВАТЬ. По какому принципу товары будут добавляться в этот блок? Автоматически, если да то по какому принципу: товары с этой же группы с ценой + - </text:span><text:span text:style-name="T2">xxxx </text:span><text:span text:style-name="T8">рублей... Или же вручную, из адмики, на отдельной странице? Опишите.</text:span></text:p>
      <text:p text:style-name="P1"><text:span text:style-name="T8"/></text:p>
      <text:p text:style-name="P1"><text:span text:style-name="T8"/></text:p>
      <text:p text:style-name="P14"><text:span text:style-name="T8">Еще, важный вопрос: какое количество товара будет на сайте в целом и в каждой </text:span><text:soft-page-break/><text:span text:style-name="T8">группе в среднем. Укажите примерное число: сотни, тысячи... Это важно, поскольку определяет способ управления ценами в админке, если товаров будут тысячи позиций то редактирование цен нужно выводить в отдельное меню, это упростит управление ценами если нужно в один клик изменить цену в % или на определенную сумму для нескольких сотен позиций.</text:span></text:p>
      <text:p text:style-name="P1"><text:span text:style-name="T8"/></text:p>
      <text:p text:style-name="P1"><text:span text:style-name="T8"/></text:p>
      <text:p text:style-name="P19">НОВОСТИ</text:p>
      <text:list xml:id="list8723239244599815091" text:style-name="L7">
        <text:list-item>
          <text:p text:style-name="P4">Какое к-во новостей отображаем по умолчанию?</text:p>
        </text:list-item>
        <text:list-item>
          <text:p text:style-name="P4">Какое максимальное к-во символов символов отображаем в <text:span text:style-name="T2">preview </text:span><text:span text:style-name="T8">статьи?</text:span></text:p>
        </text:list-item>
        <text:list-item>
          <text:p text:style-name="P4"><text:span text:style-name="T8">На странице </text:span><text:a xlink:type="simple" xlink:href="http://cl.ly/image/362G3h463W2f/o" text:style-name="Internet_20_link" text:visited-style-name="Visited_20_Internet_20_Link">news</text:a><text:span text:style-name="T2">, </text:span><text:span text:style-name="T8">внизу,</text:span><text:span text:style-name="T2"> </text:span><text:span text:style-name="T8">дизайнером предусмотрено два способа показать предыдущие статьи: </text:span><text:span text:style-name="T2">ajax-</text:span><text:span text:style-name="T8">сом больше новостей и обычный </text:span><text:span text:style-name="T2">pagination. </text:span><text:span text:style-name="T8">Какой из способов выбрать?</text:span></text:p>
        </text:list-item>
      </text:list>
      <text:p text:style-name="P1"/>
      <text:p text:style-name="P18">ОБЩИЕ ВОПРОСЫ</text:p>
      <text:list xml:id="list3056696809453479755" text:style-name="L6">
        <text:list-item>
          <text:p text:style-name="P15">кабинет пользователя пока не делаем, предлагаю сделать его позже;</text:p>
        </text:list-item>
        <text:list-item>
          <text:p text:style-name="P6">SEO-<text:span text:style-name="T8">модуль для </text:span><text:span text:style-name="T17">каталога товаров и сайта в целом тоже не делаем на первом </text:span><text:span text:style-name="T8">этапе, предлагаю его сделать позже, после приема заказов и корзины, когда сайт запуститься;</text:span></text:p>
        </text:list-item>
        <text:list-item>
          <text:p text:style-name="P6"><text:span text:style-name="T8">SEO-оптимизацию для статей тоже пока не делаем, после запуска;</text:span></text:p>
        </text:list-item>
      </text:list>
      <text:p text:style-name="P1"/>
      <text:p text:style-name="P20">О ДИЗАЙНЕРЕ, КОНТАКТЫ, ФРАНЧАЙЗИНГ, ОПЛАТА, ДОСТАВКА, ВОЗВРАТ </text:p>
      <text:p text:style-name="P1">Для первого запуска сайта предлагаю хардкодить эти страницы, делаем обычную статику с текстом клиента, сэкономим время. В дальнейшем в админке сделаю отдельный раздел - «Статические страницы»</text:p>
      <text:p text:style-name="P1"/>
      <text:p text:style-name="P18">ГЛАВНАЯ СТРАНИЦА</text:p>
      <text:list xml:id="list2921527088607507510" text:style-name="L8">
        <text:list-item>
          <text:p text:style-name="P5">слайдер и краткое описание сайта/бренда предлагаю захардкодить, позже выведу в отдельное меню в админке. Сейчас важен запуск сайта.</text:p>
        </text:list-item>
        <text:list-item>
          <text:p text:style-name="P16">ЛУЧШИЕ ПРЕДЛОЖЕНИЯ МАРТА — по какому принципу выводить эти товары? Автоматически или их нужно указывать в адмике? А также какое к-во товаров по умолчанию, подгрузка товаров <text:span text:style-name="T2">ajax-</text:span><text:span text:style-name="T8">ом или обычный </text:span><text:span text:style-name="T2">pagination?</text:span></text:p>
        </text:list-item>
      </text:list>
      <text:p text:style-name="P1"/>
      <text:p text:style-name="P1"/>
      <text:p text:style-name="P1"><text:span text:style-name="T23">ЭТАПЫ РАЗРАБОТКИ</text:span></text:p>
      <text:list xml:id="list22339837" text:continue-numbering="true" text:style-name="L8">
        <text:list-item>
          <text:p text:style-name="P5">Написать спецификацию, выяснить все характеристики сайта, ответы на вопросы, уточнения;</text:p>
        </text:list-item>
        <text:list-item>
          <text:p text:style-name="P5">Разработка макетов административной части;</text:p>
        </text:list-item>
        <text:list-item>
          <text:p text:style-name="P5">Разработка структуры базы данных, внесение тестовых данных, написание и тестирование основных запросов отвечающих за бизнес логику;</text:p>
        </text:list-item>
        <text:list-item>
          <text:p text:style-name="P5">Программирование Админка::Каталог товаров;</text:p>
        </text:list-item>
        <text:list-item>
          <text:p text:style-name="P5">Программирование Фронтенд::Каталог товаров, <text:span text:style-name="T24">Фронтенд:Корзина;</text:span></text:p>
        </text:list-item>
        <text:list-item>
          <text:p text:style-name="P5"><text:span text:style-name="T24">Программирование Админка::Заказы</text:span>;</text:p>
        </text:list-item>
        <text:list-item>
          <text:p text:style-name="P5">Программирование Админка::Новости, Фронтенд::Новости;</text:p>
        </text:list-item>
        <text:list-item>
          <text:p text:style-name="P5">Статические страницы.</text:p>
        </text:list-item>
      </text:list>
      <text:p text:style-name="P1"/>
      <text:p text:style-name="P1"/>
      <text:p text:style-name="P21">Сроки: Планируем за две недели запустить, если не программировать зачеркнутые пункты. Их можно доделать уже после первого старта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Zadorozhnyi</meta:initial-creator>
    <meta:creation-date>2014-05-22T23:24:58.80</meta:creation-date>
    <dc:date>2014-05-23T02:17:38.85</dc:date>
    <dc:creator>Oleg Zadorozhnyi</dc:creator>
    <meta:editing-duration>PT2H52M16S</meta:editing-duration>
    <meta:editing-cycles>52</meta:editing-cycles>
    <meta:generator>OpenOffice/4.1.0$Win32 OpenOffice.org_project/410m18$Build-9764</meta:generator>
    <meta:document-statistic meta:table-count="1" meta:image-count="0" meta:object-count="0" meta:page-count="4" meta:paragraph-count="75" meta:word-count="997" meta:character-count="6853"/>
  </office:meta>
</office:document-meta>
</file>